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2.getIn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Doubl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79.test_for_issue_blank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2.setIntParam( int int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FloatParam( float float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LongParam( long long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Float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Long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7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g_for_issue_479.test_for_issue_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2.setDoubleParam( long doubl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